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paragraph-properties fo:margin-top="0.101cm" fo:margin-bottom="0.101cm" style:contextual-spacing="false"/>
      <style:text-properties officeooo:paragraph-rsid="0001d1d2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style:font-name="Times New Roman" fo:language="es" fo:country="ES" officeooo:rsid="0001d1d2" officeooo:paragraph-rsid="0001d1d2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style:font-name="Times New Roman" fo:font-size="14pt" fo:language="es" fo:country="ES" fo:font-weight="bold" officeooo:rsid="0001d1d2" officeooo:paragraph-rsid="0001d1d2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Times New Roman" fo:font-size="16pt" fo:language="es" fo:country="ES" fo:font-weight="bold" officeooo:rsid="0001d1d2" officeooo:paragraph-rsid="0001d1d2" style:font-size-asian="16pt" style:font-weight-asian="bold" style:font-size-complex="16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language="es" fo:country="ES" officeooo:rsid="0001d1d2"/>
    </style:style>
    <style:style style:name="T3" style:family="text">
      <style:text-properties style:font-name="Times New Roman" fo:font-size="14pt" fo:language="es" fo:country="ES" fo:font-weight="bold" officeooo:rsid="0001d1d2" style:font-size-asian="14pt" style:font-weight-asian="bold" style:font-size-complex="14pt" style:font-weight-complex="bold"/>
    </style:style>
    <style:style style:name="T4" style:family="text">
      <style:text-properties officeooo:rsid="00034a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2">¿Cuál es el valor en decimal del siguiente número binario: </text:span><text:span text:style-name="T3">11100000</text:span><text:span text:style-name="T2">? 224 </text:span></text:p>
        </text:list-item>
        <text:list-item>
          <text:p text:style-name="P2">Pasa el valor decimal <text:span text:style-name="T1">128</text:span> a binario. 10000000</text:p>
        </text:list-item>
        <text:list-item>
          <text:p text:style-name="P2">Representa en binario el número decimal <text:span text:style-name="T1">192</text:span>. 11000000</text:p>
        </text:list-item>
        <text:list-item>
          <text:p text:style-name="P2">¿Cuántos dígitos binarios necesito para representar el número 129? <text:span text:style-name="T4">8</text:span><text:line-break/>Escribe esos dígitos.11000000</text:p>
        </text:list-item>
        <text:list-item>
          <text:p text:style-name="P2">Convierte en decimal los siguientes valores binarios</text:p>
          <text:list>
            <text:list-item>
              <text:p text:style-name="P3">00001111 <text:span text:style-name="T4">15</text:span></text:p>
            </text:list-item>
            <text:list-item>
              <text:p text:style-name="P3">10000010 <text:span text:style-name="T4">130</text:span></text:p>
            </text:list-item>
            <text:list-item>
              <text:p text:style-name="P4">11111111 <text:span text:style-name="T4">255</text:span></text:p>
            </text:list-item>
            <text:list-item>
              <text:p text:style-name="P3">00101000 <text:span text:style-name="T4">40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13T00:11:50.696000000</meta:creation-date>
    <meta:generator>LibreOffice/7.4.6.2$Windows_X86_64 LibreOffice_project/5b1f5509c2decdade7fda905e3e1429a67acd63d</meta:generator>
    <meta:editing-duration>PT16M25S</meta:editing-duration>
    <meta:editing-cycles>3</meta:editing-cycles>
    <dc:date>2023-11-02T11:20:32.506000000</dc:date>
    <meta:document-statistic meta:table-count="0" meta:image-count="0" meta:object-count="0" meta:page-count="1" meta:paragraph-count="9" meta:word-count="65" meta:character-count="386" meta:non-whitespace-character-count="337"/>
  </office:meta>
</office:document-meta>
</file>